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Helvetica Neue" fo:font-size="10.8999996185303pt" fo:letter-spacing="normal" fo:font-style="normal" fo:font-weight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paragraph-rsid="001a9d9c" style:font-weight-asian="normal" style:font-weight-complex="normal"/>
    </style:style>
    <style:style style:name="P4" style:family="paragraph" style:parent-style-name="Standard">
      <style:text-properties fo:font-weight="normal" officeooo:rsid="000fb767" officeooo:paragraph-rsid="001e3dfa" style:font-weight-asian="normal" style:font-weight-complex="normal"/>
    </style:style>
    <style:style style:name="P5" style:family="paragraph" style:parent-style-name="Standard">
      <style:text-properties fo:font-weight="normal" officeooo:paragraph-rsid="001e3dfa" style:font-weight-asian="normal" style:font-weight-complex="normal"/>
    </style:style>
    <style:style style:name="P6" style:family="paragraph" style:parent-style-name="Standard">
      <style:text-properties officeooo:rsid="000e22fd" officeooo:paragraph-rsid="000e22fd"/>
    </style:style>
    <style:style style:name="P7" style:family="paragraph" style:parent-style-name="Standard">
      <style:text-properties officeooo:rsid="000fb767" officeooo:paragraph-rsid="000fb767"/>
    </style:style>
    <style:style style:name="P8" style:family="paragraph" style:parent-style-name="Standard">
      <style:paragraph-properties fo:text-align="start" style:justify-single-word="false"/>
      <style:text-properties officeooo:rsid="000fb767" officeooo:paragraph-rsid="000fb767"/>
    </style:style>
    <style:style style:name="P9" style:family="paragraph" style:parent-style-name="Standard">
      <style:paragraph-properties fo:text-align="start" style:justify-single-word="false"/>
      <style:text-properties officeooo:rsid="000fb767" officeooo:paragraph-rsid="0013ba22"/>
    </style:style>
    <style:style style:name="P10" style:family="paragraph" style:parent-style-name="Standard">
      <style:paragraph-properties fo:text-align="start" style:justify-single-word="false"/>
      <style:text-properties officeooo:rsid="000fb767" officeooo:paragraph-rsid="0014ec82"/>
    </style:style>
    <style:style style:name="P11" style:family="paragraph" style:parent-style-name="Standard">
      <style:text-properties officeooo:rsid="000fb767" officeooo:paragraph-rsid="001a9d9c"/>
    </style:style>
    <style:style style:name="P12" style:family="paragraph" style:parent-style-name="Standard">
      <style:text-properties officeooo:rsid="000fb767" officeooo:paragraph-rsid="0028a034"/>
    </style:style>
    <style:style style:name="P13" style:family="paragraph" style:parent-style-name="Standard">
      <style:paragraph-properties fo:text-align="start" style:justify-single-word="false"/>
      <style:text-properties officeooo:rsid="0012555f" officeooo:paragraph-rsid="0012555f"/>
    </style:style>
    <style:style style:name="P14" style:family="paragraph" style:parent-style-name="Standard">
      <style:paragraph-properties fo:text-align="start" style:justify-single-word="false"/>
      <style:text-properties officeooo:rsid="0012555f" officeooo:paragraph-rsid="00200639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2555f" officeooo:paragraph-rsid="0012555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8161e" officeooo:paragraph-rsid="0018161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13ba22" officeooo:paragraph-rsid="0013ba22"/>
    </style:style>
    <style:style style:name="P18" style:family="paragraph" style:parent-style-name="Standard">
      <style:paragraph-properties fo:text-align="start" style:justify-single-word="false"/>
      <style:text-properties officeooo:rsid="0014ec82" officeooo:paragraph-rsid="0014ec82"/>
    </style:style>
    <style:style style:name="P19" style:family="paragraph" style:parent-style-name="Standard">
      <style:paragraph-properties fo:text-align="start" style:justify-single-word="false"/>
      <style:text-properties officeooo:rsid="0018ce76" officeooo:paragraph-rsid="0018ce76"/>
    </style:style>
    <style:style style:name="P20" style:family="paragraph" style:parent-style-name="Standard">
      <style:text-properties officeooo:paragraph-rsid="001a9d9c"/>
    </style:style>
    <style:style style:name="P21" style:family="paragraph" style:parent-style-name="Standard">
      <style:text-properties officeooo:paragraph-rsid="00200639"/>
    </style:style>
    <style:style style:name="P22" style:family="paragraph" style:parent-style-name="Standard">
      <style:text-properties officeooo:rsid="0025e9fa" officeooo:paragraph-rsid="0025e9fa"/>
    </style:style>
    <style:style style:name="P23" style:family="paragraph" style:parent-style-name="Standard">
      <style:text-properties officeooo:paragraph-rsid="0025e9fa"/>
    </style:style>
    <style:style style:name="P24" style:family="paragraph" style:parent-style-name="Standard">
      <style:text-properties fo:font-size="16pt" fo:font-weight="bold" officeooo:rsid="0025e9fa" officeooo:paragraph-rsid="0025e9fa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18ce76" officeooo:paragraph-rsid="0018ce76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paragraph-rsid="0028a034" style:font-size-asian="16pt" style:font-weight-asian="bold" style:font-size-complex="16pt" style:font-weight-complex="bold"/>
    </style:style>
    <style:style style:name="P27" style:family="paragraph" style:parent-style-name="Standard">
      <style:text-properties officeooo:paragraph-rsid="0028a034"/>
    </style:style>
    <style:style style:name="T1" style:family="text">
      <style:text-properties fo:font-variant="normal" fo:text-transform="none" fo:color="#000000" style:font-name="Helvetica Neue" fo:font-size="10.8999996185303pt" fo:letter-spacing="normal" fo:font-style="normal" fo:font-weight="normal"/>
    </style:style>
    <style:style style:name="T2" style:family="text">
      <style:text-properties officeooo:rsid="0025e9fa"/>
    </style:style>
    <style:style style:name="T3" style:family="text">
      <style:text-properties officeooo:rsid="0028a0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formatino di patate porri, funghi e salsa di parmiggiano</text:p>
      <text:p text:style-name="Standard"><text:a xlink:type="simple" xlink:href="http://www.youtube.com/watch?v=prpB92A0h_c" text:style-name="Internet_20_link" text:visited-style-name="Visited_20_Internet_20_Link">http://www.youtube.com/watch?v=prpB92A0h_c</text:a></text:p>
      <text:p text:style-name="Standard"/>
      <text:p text:style-name="Standard">Tagliatelle con funghi con e senza panna</text:p>
      <text:p text:style-name="Standard"><text:a xlink:type="simple" xlink:href="http://www.youtube.com/watch?v=rq_RyHg3Ipk" text:style-name="Internet_20_link" text:visited-style-name="Visited_20_Internet_20_Link">http://www.youtube.com/watch?v=rq_RyHg3Ipk</text:a></text:p>
      <text:p text:style-name="Standard"/>
      <text:p text:style-name="Standard">Zuppa di funghi</text:p>
      <text:p text:style-name="Standard"><text:a xlink:type="simple" xlink:href="http://www.cookaround.com/cucina-regionale/toscana/primi-piatti/zuppa-di-funghi-1" text:style-name="Internet_20_link" text:visited-style-name="Visited_20_Internet_20_Link">http://www.cookaround.com/cucina-regionale/toscana/primi-piatti/zuppa-di-funghi-1</text:a></text:p>
      <text:p text:style-name="Standard"/>
      <text:p text:style-name="Standard">Pepite di pollo e zucca</text:p>
      <text:p text:style-name="Standard"><text:a xlink:type="simple" xlink:href="http://www.pinkdna.it/bocconcini-di-pollo-alla-zucca-e-curry-ricetta-light-post-feste/" text:style-name="Internet_20_link" text:visited-style-name="Visited_20_Internet_20_Link">http://www.pinkdna.it/bocconcini-di-pollo-alla-zucca-e-curry-ricetta-light-post-feste/</text:a></text:p>
      <text:p text:style-name="Standard"/>
      <text:p text:style-name="Standard">Zuppa di Zucca</text:p>
      <text:p text:style-name="Standard"><text:a xlink:type="simple" xlink:href="http://www.youtube.com/watch?v=HdDe9WixJ3g" text:style-name="Internet_20_link" text:visited-style-name="Visited_20_Internet_20_Link">http://www.youtube.com/watch?v=HdDe9WixJ3g</text:a></text:p>
      <text:p text:style-name="Standard"/>
      <text:p text:style-name="Standard"><text:a xlink:type="simple" xlink:href="http://www.gustissimo.it/ricette/frittate-omelette-crepes/crepes-con-ricotta-e-spinaci.htm" text:style-name="Internet_20_link" text:visited-style-name="Visited_20_Internet_20_Link"/></text:p>
      <text:p text:style-name="Standard"/>
      <text:p text:style-name="Standard">Crespelle saracene con Radicchio e Brie</text:p>
      <text:p text:style-name="Standard"><text:a xlink:type="simple" xlink:href="http://www.fiordifrolla.it/?s=radicchio" text:style-name="Internet_20_link" text:visited-style-name="Visited_20_Internet_20_Link">http://www.fiordifrolla.it/?s=radicchio</text:a></text:p>
      <text:p text:style-name="Standard"/>
      <text:p text:style-name="Standard">Cofanetti nocciolati al radicchio e ricotta</text:p>
      <text:p text:style-name="Standard"><text:a xlink:type="simple" xlink:href="http://unafinestradifronte.blogspot.co.uk/2009/02/cofanetti-nocciolati-al-radicchio-e.html" text:style-name="Internet_20_link" text:visited-style-name="Visited_20_Internet_20_Link">http://unafinestradifronte.blogspot.co.uk/2009/02/cofanetti-nocciolati-al-radicchio-e.html</text:a></text:p>
      <text:p text:style-name="Standard"/>
      <text:p text:style-name="Standard">Pasta con melanzane e gamberetti</text:p>
      <text:p text:style-name="Standard"><text:a xlink:type="simple" xlink:href="http://guidecucina.pianetadonna.it/ricetta-fusilli-con-melanzane-e-gamberetti-179541.html" text:style-name="Internet_20_link" text:visited-style-name="Visited_20_Internet_20_Link">http://guidecucina.pianetadonna.it/ricetta-fusilli-con-melanzane-e-gamberetti-179541.html</text:a></text:p>
      <text:p text:style-name="Standard"/>
      <text:p text:style-name="Standard">Arista di maiale ai funghi porcini</text:p>
      <text:p text:style-name="Standard"><text:a xlink:type="simple" xlink:href="https://www.youtube.com/watch?v=iKwFF_D4VP8" text:style-name="Internet_20_link" text:visited-style-name="Visited_20_Internet_20_Link">https://www.youtube.com/watch?v=iKwFF_D4VP8</text:a></text:p>
      <text:p text:style-name="Standard"/>
      <text:p text:style-name="Standard">Pasta salmone e funghi</text:p>
      <text:p text:style-name="Standard"><text:a xlink:type="simple" xlink:href="https://www.youtube.com/watch?v=wh2rjE4pfIk" text:style-name="Internet_20_link" text:visited-style-name="Visited_20_Internet_20_Link">https://www.youtube.com/watch?v=wh2rjE4pfIk</text:a></text:p>
      <text:p text:style-name="Standard"/>
      <text:p text:style-name="Standard">Omelette ai funghi e gorgonzola</text:p>
      <text:p text:style-name="Standard"><text:a xlink:type="simple" xlink:href="https://www.youtube.com/watch?v=q34D7t8amCs" text:style-name="Internet_20_link" text:visited-style-name="Visited_20_Internet_20_Link">https://www.youtube.com/watch?v=q34D7t8amCs</text:a></text:p>
      <text:p text:style-name="Standard"/>
      <text:p text:style-name="Standard">Suvlaki</text:p>
      <text:p text:style-name="Standard"><text:a xlink:type="simple" xlink:href="https://www.youtube.com/watch?v=aiIYl2iFJ3U&amp;list=PL9Rom-FFaubA_13dFJTkHjOodmIUFs-RI" text:style-name="Internet_20_link" text:visited-style-name="Visited_20_Internet_20_Link">https://www.youtube.com/watch?v=aiIYl2iFJ3U&amp;list=PL9Rom-FFaubA_13dFJTkHjOodmIUFs-RI</text:a></text:p>
      <text:p text:style-name="Standard"/>
      <text:p text:style-name="Standard">Tzatziki</text:p>
      <text:p text:style-name="Standard"><text:a xlink:type="simple" xlink:href="https://www.youtube.com/watch?v=nztALjHqe7A&amp;list=PL9Rom-FFaubA_13dFJTkHjOodmIUFs-RI&amp;index=3" text:style-name="Internet_20_link" text:visited-style-name="Visited_20_Internet_20_Link">https://www.youtube.com/watch?v=nztALjHqe7A&amp;list=PL9Rom-FFaubA_13dFJTkHjOodmIUFs-RI&amp;index=3</text:a></text:p>
      <text:p text:style-name="Standard"/>
      <text:p text:style-name="Standard">Caciucco</text:p>
      <text:p text:style-name="Standard"><text:a xlink:type="simple" xlink:href="https://www.youtube.com/watch?v=wr_PVajlIk8" text:style-name="Internet_20_link" text:visited-style-name="Visited_20_Internet_20_Link">https://www.youtube.com/watch?v=wr_PVajlIk8</text:a></text:p>
      <text:p text:style-name="Standard"/>
      <text:p text:style-name="Standard">Polpo ai funghi porcini</text:p>
      <text:p text:style-name="Standard"><text:a xlink:type="simple" xlink:href="https://www.youtube.com/watch?v=CJ8h2pVPOFc" text:style-name="Internet_20_link" text:visited-style-name="Visited_20_Internet_20_Link">https://www.youtube.com/watch?v=CJ8h2pVPOFc</text:a></text:p>
      <text:p text:style-name="Standard"/>
      <text:p text:style-name="Standard">Polpo con patate</text:p>
      <text:p text:style-name="Standard"><text:a xlink:type="simple" xlink:href="https://www.youtube.com/watch?v=ThFpVKIpMMo" text:style-name="Internet_20_link" text:visited-style-name="Visited_20_Internet_20_Link">https://www.youtube.com/watch?v=ThFpVKIpMMo</text:a></text:p>
      <text:p text:style-name="Standard"/>
      <text:p text:style-name="Standard"><text:soft-page-break/>Gulash di pollo</text:p>
      <text:p text:style-name="Standard"><text:a xlink:type="simple" xlink:href="http://www.gustissimo.it/ricette/pollame/gulasch-di-pollo.htm" text:style-name="Internet_20_link" text:visited-style-name="Visited_20_Internet_20_Link">http://www.gustissimo.it/ricette/pollame/gulasch-di-pollo.htm</text:a></text:p>
      <text:p text:style-name="Standard"/>
      <text:p text:style-name="Standard">Linguine alle cozze e zafferano</text:p>
      <text:p text:style-name="Standard"><text:a xlink:type="simple" xlink:href="https://www.youtube.com/watch?v=cE4Ca_HmC4s" text:style-name="Internet_20_link" text:visited-style-name="Visited_20_Internet_20_Link">https://www.youtube.com/watch?v=cE4Ca_HmC4s</text:a></text:p>
      <text:p text:style-name="Standard"/>
      <text:p text:style-name="Standard">Pappardelle al ragù di polpo</text:p>
      <text:p text:style-name="Standard"><text:a xlink:type="simple" xlink:href="https://www.youtube.com/watch?v=5enNtMhnsVI" text:style-name="Internet_20_link" text:visited-style-name="Visited_20_Internet_20_Link">https://www.youtube.com/watch?v=5enNtMhnsVI</text:a></text:p>
      <text:p text:style-name="Standard"/>
      <text:p text:style-name="Standard"/>
      <text:p text:style-name="Standard">Moscardino su crema di melanzane</text:p>
      <text:p text:style-name="Standard"/>
      <text:p text:style-name="Standard"/>
      <text:p text:style-name="Standard">Risotto alla zucca bagnato all'aceto balsamico</text:p>
      <text:p text:style-name="Standard"><text:a xlink:type="simple" xlink:href="https://www.youtube.com/watch?v=3TK2_KLTCN4" text:style-name="Internet_20_link" text:visited-style-name="Visited_20_Internet_20_Link">https://www.youtube.com/watch?v=3TK2_KLTCN4</text:a></text:p>
      <text:p text:style-name="Standard"/>
      <text:p text:style-name="Standard"/>
      <text:p text:style-name="Standard"/>
      <text:p text:style-name="Standard"/>
      <text:p text:style-name="Standard">Tonno con salsa al mandarino</text:p>
      <text:p text:style-name="Standard"><text:a xlink:type="simple" xlink:href="http://www.donnamoderna.com/cucina/menu-capodanno/Menu-Capodanno-veloce/foto-4#dm2013-su-titolo" text:style-name="Internet_20_link" text:visited-style-name="Visited_20_Internet_20_Link">http://www.donnamoderna.com/cucina/menu-capodanno/Menu-Capodanno-veloce/foto-4#dm2013-su-titolo</text:a></text:p>
      <text:p text:style-name="Standard"/>
      <text:p text:style-name="Standard"/>
      <text:p text:style-name="Standard">Ricette varie ed interessanti</text:p>
      <text:p text:style-name="Standard"><text:a xlink:type="simple" xlink:href="http://www.adessocucina.com/speciali/ricette-capodanno/" text:style-name="Internet_20_link" text:visited-style-name="Visited_20_Internet_20_Link">http://www.adessocucina.com/speciali/ricette-capodanno/</text:a></text:p>
      <text:p text:style-name="Standard"/>
      <text:p text:style-name="Standard"/>
      <text:p text:style-name="Standard"/>
      <text:p text:style-name="Standard"/>
      <text:p text:style-name="Standard"/>
      <text:p text:style-name="Standard">10 modi per cucinare il pollo (buono!)</text:p>
      <text:p text:style-name="Standard"><text:a xlink:type="simple" xlink:href="http://www.donnamoderna.com/cucina/ricette/ricette-pollo#dm2013-su-titolo" text:style-name="Internet_20_link" text:visited-style-name="Visited_20_Internet_20_Link">http://www.donnamoderna.com/cucina/ricette/ricette-pollo#dm2013-su-titolo</text:a></text:p>
      <text:p text:style-name="Standard"/>
      <text:p text:style-name="Standard"/>
      <text:p text:style-name="Standard">30 modi inaspettati di cucinare il pollo</text:p>
      <text:p text:style-name="Standard"><text:a xlink:type="simple" xlink:href="http://www.dissapore.com/grande-notizia/pollo-30-ricette/" text:style-name="Internet_20_link" text:visited-style-name="Visited_20_Internet_20_Link">http://www.dissapore.com/grande-notizia/pollo-30-ricette/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rè</text:p>
      <text:p text:style-name="Standard"/>
      <text:p text:style-name="Standard">Zucchine e pomodori con formaggio filante</text:p>
      <text:p text:style-name="Standard"><text:span text:style-name="T1">Fai rosolare in una padella la cipolla e uno spicchio d'aglio....quando sono dorati aggiungi le zucchine tagliate a cubetti...verso metà cottura aggiungi i pomodorini a ciliegia spaccati a metà e mescola il tutto. </text:span><text:line-break/><text:span text:style-name="T1">Insaporisci il tutto con un pò di origano e pepe e come tocco finale....versa a cubetti un formaggio che fila.... </text:span></text:p>
      <text:p text:style-name="P1"/>
      <text:p text:style-name="Standard"/>
      <text:p text:style-name="Standard"><text:soft-page-break/></text:p>
      <text:p text:style-name="Standard"/>
      <text:p text:style-name="Standard"/>
      <text:p text:style-name="Standard">Besciamella</text:p>
      <text:p text:style-name="Standard"/>
      <text:p text:style-name="Standard"/>
      <text:p text:style-name="Standard">Da provare:</text:p>
      <text:p text:style-name="Standard"/>
      <text:p text:style-name="Standard"><text:a xlink:type="simple" xlink:href="http://www.donnamoderna.com/cucina/ricette/funghi-ricette/foto-8#dm2013-su-titolo" text:style-name="Internet_20_link" text:visited-style-name="Visited_20_Internet_20_Link">http://www.donnamoderna.com/cucina/ricette/funghi-ricette/foto-8#dm2013-su-titolo</text:a></text:p>
      <text:p text:style-name="Standard"/>
      <text:p text:style-name="Standard"><text:a xlink:type="simple" xlink:href="http://www.donnamoderna.com/cucina/ricette/funghi-ricette/foto-10#dm2013-su-titolo" text:style-name="Internet_20_link" text:visited-style-name="Visited_20_Internet_20_Link">http://www.donnamoderna.com/cucina/ricette/funghi-ricette/foto-10#dm2013-su-titolo</text:a></text:p>
      <text:p text:style-name="Standard"/>
      <text:p text:style-name="Standard"/>
      <text:p text:style-name="Standard"/>
      <text:p text:style-name="Standard">Calamari con crema di melanzane:</text:p>
      <text:p text:style-name="Standard"><text:a xlink:type="simple" xlink:href="http://www.buonissimo.org/lericette/179_Calamari_con_crema_di_melanzane" text:style-name="Internet_20_link" text:visited-style-name="Visited_20_Internet_20_Link">http://www.buonissimo.org/lericette/179_Calamari_con_crema_di_melanzane</text:a></text:p>
      <text:p text:style-name="Standard"/>
      <text:p text:style-name="Standard">Cestello di melaqnzane e zucchine:</text:p>
      <text:p text:style-name="Standard"><text:a xlink:type="simple" xlink:href="http://www.buonissimo.org/lericette/7208_Cestello_di_melanzane_e_zucchine?refresh_ce#slide_3" text:style-name="Internet_20_link" text:visited-style-name="Visited_20_Internet_20_Link">http://www.buonissimo.org/lericette/7208_Cestello_di_melanzane_e_zucchine?refresh_ce#slide_3</text:a></text:p>
      <text:p text:style-name="Standard"/>
      <text:p text:style-name="Standard">Lasagne alle verdure:</text:p>
      <text:p text:style-name="Standard"><text:a xlink:type="simple" xlink:href="http://www.buonissimo.org/lericette/5502_Lasagne_alle_verdure" text:style-name="Internet_20_link" text:visited-style-name="Visited_20_Internet_20_Link">http://www.buonissimo.org/lericette/5502_Lasagne_alle_verdure</text:a></text:p>
      <text:p text:style-name="Standard"/>
      <text:p text:style-name="Standard"/>
      <text:p text:style-name="Standard"/>
      <text:p text:style-name="Standard"/>
      <text:p text:style-name="Standard"/>
      <text:p text:style-name="Standard">Simone Ruggiati:</text:p>
      <text:p text:style-name="Standard"/>
      <text:p text:style-name="Standard"/>
      <text:p text:style-name="Standard">Tutte le ricette:</text:p>
      <text:p text:style-name="Standard"><text:a xlink:type="simple" xlink:href="https://www.youtube.com/user/CeniamoInsieme/videos" text:style-name="Internet_20_link" text:visited-style-name="Visited_20_Internet_20_Link">https://www.youtube.com/user/CeniamoInsieme/videos</text:a></text:p>
      <text:p text:style-name="Standard"/>
      <text:p text:style-name="Standard"/>
      <text:p text:style-name="Standard">Tortino di carote e mandorle + yogurt fresco + crostini di bacon.</text:p>
      <text:p text:style-name="Standard"><text:a xlink:type="simple" xlink:href="https://www.youtube.com/watch?v=Qe4oFVqqonM&amp;list=PLKn8gHeuJfx334eoFzfPay3xtLSaMosO5&amp;index=2" text:style-name="Internet_20_link" text:visited-style-name="Visited_20_Internet_20_Link">https://www.youtube.com/watch?v=Qe4oFVqqonM&amp;list=PLKn8gHeuJfx334eoFzfPay3xtLSaMosO5&amp;index=2</text:a></text:p>
      <text:p text:style-name="Standard">carote-mandorle-zucchero-uova.</text:p>
      <text:p text:style-name="Standard"/>
      <text:p text:style-name="Standard">Filetti di maiale in crosta di caffè</text:p>
      <text:p text:style-name="Standard"><text:a xlink:type="simple" xlink:href="https://www.youtube.com/watch?v=CICsPzJx0fE" text:style-name="Internet_20_link" text:visited-style-name="Visited_20_Internet_20_Link">https://www.youtube.com/watch?v=CICsPzJx0fE</text:a></text:p>
      <text:p text:style-name="Standard"/>
      <text:p text:style-name="Standard"/>
      <text:p text:style-name="Standard">faraona farcita ai funghi con salsa fricassea</text:p>
      <text:p text:style-name="Standard"><text:a xlink:type="simple" xlink:href="https://www.youtube.com/watch?v=5hniAeIv0EY" text:style-name="Internet_20_link" text:visited-style-name="Visited_20_Internet_20_Link">https://www.youtube.com/watch?v=5hniAeIv0EY</text:a></text:p>
      <text:p text:style-name="Standard"/>
      <text:p text:style-name="Standard"><text:a xlink:type="simple" xlink:href="https://www.youtube.com/watch?v=ERYs_v3STPw" text:style-name="Internet_20_link" text:visited-style-name="Visited_20_Internet_20_Link"/></text:p>
      <text:p text:style-name="Standard"/>
      <text:p text:style-name="Standard">Risotto all'amarone con cavolo nero e petti di quaglia</text:p>
      <text:p text:style-name="Standard"><text:a xlink:type="simple" xlink:href="https://www.youtube.com/watch?v=UuBmOZKg2L4" text:style-name="Internet_20_link" text:visited-style-name="Visited_20_Internet_20_Link">https://www.youtube.com/watch?v=UuBmOZKg2L4</text:a></text:p>
      <text:p text:style-name="Standard"/>
      <text:p text:style-name="Standard">Stinco soffice al limone e miele e crostino di polenta con funghi</text:p>
      <text:p text:style-name="Standard"><text:soft-page-break/><text:a xlink:type="simple" xlink:href="https://www.youtube.com/watch?v=lILsU7PQH3E" text:style-name="Internet_20_link" text:visited-style-name="Visited_20_Internet_20_Link">https://www.youtube.com/watch?v=lILsU7PQH3E</text:a></text:p>
      <text:p text:style-name="Standard"/>
      <text:p text:style-name="Standard">Ravioloni alle seppie e bufala</text:p>
      <text:p text:style-name="Standard"><text:a xlink:type="simple" xlink:href="https://www.youtube.com/watch?v=ydwN9VG4erY" text:style-name="Internet_20_link" text:visited-style-name="Visited_20_Internet_20_Link">https://www.youtube.com/watch?v=ydwN9VG4erY</text:a></text:p>
      <text:p text:style-name="Standard"/>
      <text:p text:style-name="Standard">Penne con salmone, finocchietto e arance</text:p>
      <text:p text:style-name="Standard"><text:a xlink:type="simple" xlink:href="https://www.youtube.com/watch?v=YsnxAXFbquc" text:style-name="Internet_20_link" text:visited-style-name="Visited_20_Internet_20_Link">https://www.youtube.com/watch?v=YsnxAXFbquc</text:a></text:p>
      <text:p text:style-name="Standard"/>
      <text:p text:style-name="Standard">Polpette di melanzane ai due pesti</text:p>
      <text:p text:style-name="Standard"><text:a xlink:type="simple" xlink:href="https://www.youtube.com/watch?v=4tsYffCxmfs" text:style-name="Internet_20_link" text:visited-style-name="Visited_20_Internet_20_Link">https://www.youtube.com/watch?v=4tsYffCxmfs</text:a></text:p>
      <text:p text:style-name="Standard"/>
      <text:p text:style-name="Standard">Trancio di Ricciola ai due pesti con caponata</text:p>
      <text:p text:style-name="P2"><text:a xlink:type="simple" xlink:href="https://www.youtube.com/watch?v=DHQMb8ezT_c" text:style-name="Internet_20_link" text:visited-style-name="Visited_20_Internet_20_Link">https://www.youtube.com/watch?v=DHQMb8ezT_c</text:a></text:p>
      <text:p text:style-name="P2"/>
      <text:p text:style-name="P2">Insalatina aromatica con gamberi e seppie e maionese alla pesca</text:p>
      <text:p text:style-name="P2"><text:a xlink:type="simple" xlink:href="https://www.youtube.com/watch?v=dJ80FMfvFcA" text:style-name="Internet_20_link" text:visited-style-name="Visited_20_Internet_20_Link">https://www.youtube.com/watch?v=dJ80FMfvFcA</text:a></text:p>
      <text:p text:style-name="P2"/>
      <text:p text:style-name="P2">Peperoni con salsa di pollo</text:p>
      <text:p text:style-name="P2"><text:a xlink:type="simple" xlink:href="https://www.youtube.com/watch?v=l34cH8X_mlI" text:style-name="Internet_20_link" text:visited-style-name="Visited_20_Internet_20_Link">https://www.youtube.com/watch?v=l34cH8X_mlI</text:a></text:p>
      <text:p text:style-name="P2"/>
      <text:p text:style-name="P2">Linguine broccoli, cozze e pomodori secchi</text:p>
      <text:p text:style-name="P2"><text:a xlink:type="simple" xlink:href="https://www.youtube.com/watch?v=ufSMWrmHq-8" text:style-name="Internet_20_link" text:visited-style-name="Visited_20_Internet_20_Link">https://www.youtube.com/watch?v=ufSMWrmHq-8</text:a></text:p>
      <text:p text:style-name="P2"/>
      <text:p text:style-name="P2">Gnocchetti primavera</text:p>
      <text:p text:style-name="P2"><text:a xlink:type="simple" xlink:href="https://www.youtube.com/watch?v=96UnpfNTElc" text:style-name="Internet_20_link" text:visited-style-name="Visited_20_Internet_20_Link">https://www.youtube.com/watch?v=96UnpfNTElc</text:a></text:p>
      <text:p text:style-name="P2"/>
      <text:p text:style-name="P2">Millefoglie di baccalà, zucca e porcini</text:p>
      <text:p text:style-name="P2"><text:a xlink:type="simple" xlink:href="https://www.youtube.com/watch?v=wPgPRKrwHEQ" text:style-name="Internet_20_link" text:visited-style-name="Visited_20_Internet_20_Link">https://www.youtube.com/watch?v=wPgPRKrwHEQ</text:a></text:p>
      <text:p text:style-name="P2"/>
      <text:p text:style-name="P2">Timballo di verdure</text:p>
      <text:p text:style-name="P2"><text:a xlink:type="simple" xlink:href="https://www.youtube.com/watch?v=C4T1uni1W0Y&amp;list=PLLL8ZICrNbIyGG0CpXnK_z0CrMjQsHrUW" text:style-name="Internet_20_link" text:visited-style-name="Visited_20_Internet_20_Link">https://www.youtube.com/watch?v=C4T1uni1W0Y&amp;list=PLLL8ZICrNbIyGG0CpXnK_z0CrMjQsHrUW</text:a></text:p>
      <text:p text:style-name="P2"/>
      <text:p text:style-name="P2">Mazzancolle <text:tab/>e Burrata con Spinaci Novelli</text:p>
      <text:p text:style-name="P2"><text:a xlink:type="simple" xlink:href="https://www.youtube.com/watch?v=Eiu2NWEds8s&amp;list=UUnTCK_rODeDBFz8MvVuKgRA" text:style-name="Internet_20_link" text:visited-style-name="Visited_20_Internet_20_Link">https://www.youtube.com/watch?v=Eiu2NWEds8s&amp;list=UUnTCK_rODeDBFz8MvVuKgRA</text:a></text:p>
      <text:p text:style-name="P2"/>
      <text:p text:style-name="P2">Fusilloni con baccalà <text:s/>Pomodorini e limone</text:p>
      <text:p text:style-name="P2"><text:a xlink:type="simple" xlink:href="https://www.youtube.com/watch?v=_YBSrU0MK2E&amp;list=UUnTCK_rODeDBFz8MvVuKgRA" text:style-name="Internet_20_link" text:visited-style-name="Visited_20_Internet_20_Link">https://www.youtube.com/watch?v=_YBSrU0MK2E&amp;list=UUnTCK_rODeDBFz8MvVuKgRA</text:a></text:p>
      <text:p text:style-name="P2"/>
      <text:p text:style-name="P2">Tortelli di melanzana con Fave di cacao</text:p>
      <text:p text:style-name="P2"><text:a xlink:type="simple" xlink:href="https://www.youtube.com/watch?v=ddDnsDceaCw&amp;list=UUnTCK_rODeDBFz8MvVuKgRA" text:style-name="Internet_20_link" text:visited-style-name="Visited_20_Internet_20_Link">https://www.youtube.com/watch?v=ddDnsDceaCw&amp;list=UUnTCK_rODeDBFz8MvVuKgRA</text:a></text:p>
      <text:p text:style-name="P2"/>
      <text:p text:style-name="P2">Zuppetta di melone con Crudo di Scampi</text:p>
      <text:p text:style-name="P2"><text:a xlink:type="simple" xlink:href="https://www.youtube.com/watch?v=kMk9Zha9588&amp;list=UUnTCK_rODeDBFz8MvVuKgRA" text:style-name="Internet_20_link" text:visited-style-name="Visited_20_Internet_20_Link">https://www.youtube.com/watch?v=kMk9Zha9588&amp;list=UUnTCK_rODeDBFz8MvVuKgRA</text:a></text:p>
      <text:p text:style-name="P2"/>
      <text:p text:style-name="P2">Panzerotti farciti misti a sorpresa</text:p>
      <text:p text:style-name="P2"><text:a xlink:type="simple" xlink:href="https://www.youtube.com/watch?v=90K7w7AijKo&amp;list=UUnTCK_rODeDBFz8MvVuKgRA" text:style-name="Internet_20_link" text:visited-style-name="Visited_20_Internet_20_Link">https://www.youtube.com/watch?v=90K7w7AijKo&amp;list=UUnTCK_rODeDBFz8MvVuKgRA</text:a></text:p>
      <text:p text:style-name="P2"/>
      <text:p text:style-name="P2">Tomino con crema di patate e broccoli in 2 versioni:</text:p>
      <text:p text:style-name="P2"><text:a xlink:type="simple" xlink:href="https://www.youtube.com/watch?v=jDoWtWVZPBw" text:style-name="Internet_20_link" text:visited-style-name="Visited_20_Internet_20_Link">https://www.youtube.com/watch?v=jDoWtWVZPBw</text:a></text:p>
      <text:p text:style-name="P2"/>
      <text:p text:style-name="P2">Pasta con salmone, arance e finocchietto:</text:p>
      <text:p text:style-name="P2"><text:soft-page-break/><text:a xlink:type="simple" xlink:href="https://www.youtube.com/watch?v=bIi1KG0xnrQ" text:style-name="Internet_20_link" text:visited-style-name="Visited_20_Internet_20_Link">https://www.youtube.com/watch?v=bIi1KG0xnrQ</text:a></text:p>
      <text:p text:style-name="P2"/>
      <text:p text:style-name="P2">Straccetti di tacchino al miele e peperoni</text:p>
      <text:p text:style-name="P2"><text:a xlink:type="simple" xlink:href="https://www.youtube.com/watch?v=rK49F6ef334" text:style-name="Internet_20_link" text:visited-style-name="Visited_20_Internet_20_Link">https://www.youtube.com/watch?v=rK49F6ef334</text:a></text:p>
      <text:p text:style-name="P2"/>
      <text:p text:style-name="P2">Crema di zucca affumicata con funghi chiodini e salsiccia</text:p>
      <text:p text:style-name="P2"><text:a xlink:type="simple" xlink:href="https://www.youtube.com/watch?v=T5gcIFvY9kg" text:style-name="Internet_20_link" text:visited-style-name="Visited_20_Internet_20_Link">https://www.youtube.com/watch?v=T5gcIFvY9kg</text:a></text:p>
      <text:p text:style-name="P2"/>
      <text:p text:style-name="P2"><text:a xlink:type="simple" xlink:href="https://www.youtube.com/watch?v=3MdLnFIx-R4" text:style-name="Internet_20_link" text:visited-style-name="Visited_20_Internet_20_Link"/></text:p>
      <text:p text:style-name="P2"/>
      <text:p text:style-name="P2">Risotto con baccalà e fichi secchi</text:p>
      <text:p text:style-name="P2"><text:a xlink:type="simple" xlink:href="https://www.youtube.com/watch?v=DtwRG4Wez04" text:style-name="Internet_20_link" text:visited-style-name="Visited_20_Internet_20_Link">https://www.youtube.com/watch?v=DtwRG4Wez04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Bruno Barbieri:</text:p>
      <text:p text:style-name="Standard"/>
      <text:p text:style-name="Standard">Risotto con cozze, pecorino e acciughe</text:p>
      <text:p text:style-name="Standard"><text:a xlink:type="simple" xlink:href="https://www.youtube.com/watch?v=PAvh1XHvdfo" text:style-name="Internet_20_link" text:visited-style-name="Visited_20_Internet_20_Link">https://www.youtube.com/watch?v=PAvh1XHvdfo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Zuppa di cavolo nero e farina gialla</text:p>
      <text:p text:style-name="Standard"><text:a xlink:type="simple" xlink:href="http://www.cucchiaio.it/ricetta/ricetta-zuppa-cavolo-nero-farina-gialla/" text:style-name="Internet_20_link" text:visited-style-name="Visited_20_Internet_20_Link">http://www.cucchiaio.it/ricetta/ricetta-zuppa-cavolo-nero-farina-gialla/</text:a></text:p>
      <text:p text:style-name="Standard"/>
      <text:p text:style-name="Standard"/>
      <text:p text:style-name="Standard"/>
      <text:p text:style-name="Standard">Ricette vicentine:</text:p>
      <text:p text:style-name="Standard"/>
      <text:p text:style-name="Standard">La mosa</text:p>
      <text:p text:style-name="Standard"/>
      <text:p text:style-name="Standard">Trota di Altissimo in saor</text:p>
      <text:p text:style-name="Standard"><text:a xlink:type="simple" xlink:href="http://www.vicenzatoday.it/ristoranti/ricette/ricetta-vicentina-trota-altissimo-saor-polenta.html" text:style-name="Internet_20_link" text:visited-style-name="Visited_20_Internet_20_Link">http://www.vicenzatoday.it/ristoranti/ricette/ricetta-vicentina-trota-altissimo-saor-polenta.html</text:a></text:p>
      <text:p text:style-name="Standard"/>
      <text:p text:style-name="Standard">Zuppa intingolo con Gallina dorata di Lonigo</text:p>
      <text:p text:style-name="Standard"><text:a xlink:type="simple" xlink:href="http://www.saporivicentini.it/informazioni-turistiche/79-zuppa-intingolo-di-lonigo.html" text:style-name="Internet_20_link" text:visited-style-name="Visited_20_Internet_20_Link">http://www.saporivicentini.it/informazioni-turistiche/79-zuppa-intingolo-di-lonigo.html</text:a></text:p>
      <text:p text:style-name="Standard"/>
      <text:p text:style-name="Standard">Polenta di farina gialla</text:p>
      <text:p text:style-name="Standard"><text:a xlink:type="simple" xlink:href="http://www.waltellina.com/valtellina_valchiavenna/cucina_ricette/farinarsa/farinarsa.html" text:style-name="Internet_20_link" text:visited-style-name="Visited_20_Internet_20_Link">http://www.waltellina.com/valtellina_valchiavenna/cucina_ricette/farinarsa/farinarsa.html</text:a></text:p>
      <text:p text:style-name="Standard"/>
      <text:p text:style-name="Standard">Crema di patate nere</text:p>
      <text:p text:style-name="Standard"><text:a xlink:type="simple" xlink:href="http://www.saporivicentini.it/notizie/di-gusto/83-crema-di-patate-nere.html" text:style-name="Internet_20_link" text:visited-style-name="Visited_20_Internet_20_Link">http://www.saporivicentini.it/notizie/di-gusto/83-crema-di-patate-nere.html</text:a></text:p>
      <text:p text:style-name="Standard"/>
      <text:p text:style-name="Standard">Zuppa di Trippe</text:p>
      <text:p text:style-name="Standard"><text:a xlink:type="simple" xlink:href="http://www.gamberorosso.it/le-ricette/le-ricette-del-gambero-rosso/item/181390-zuppa-di-trippe" text:style-name="Internet_20_link" text:visited-style-name="Visited_20_Internet_20_Link">http://www.gamberorosso.it/le-ricette/le-ricette-del-gambero-rosso/item/181390-zuppa-di-trippe</text:a></text:p>
      <text:p text:style-name="Standard"/>
      <text:p text:style-name="Standard">Bigoli con l'anatra</text:p>
      <text:p text:style-name="Standard"><text:a xlink:type="simple" xlink:href="http://www.cookaround.com/cucina-regionale/veneto/primi-piatti/bigoli-con-l-anara-anatra" text:style-name="Internet_20_link" text:visited-style-name="Visited_20_Internet_20_Link">http://www.cookaround.com/cucina-regionale/veneto/primi-piatti/bigoli-con-l-anara-anatra</text:a></text:p>
      <text:p text:style-name="Standard"/>
      <text:p text:style-name="Standard">Risotto con gli asparagi</text:p>
      <text:p text:style-name="Standard"><text:a xlink:type="simple" xlink:href="http://www.cookaround.com/video-ricette/primi-piatti/risotto-con-gli-asparagi-1" text:style-name="Internet_20_link" text:visited-style-name="Visited_20_Internet_20_Link">http://www.cookaround.com/video-ricette/primi-piatti/risotto-con-gli-asparagi-1</text:a></text:p>
      <text:p text:style-name="Standard"/>
      <text:p text:style-name="Standard">Gnocchi patate zucchero e cannella</text:p>
      <text:p text:style-name="Standard"><text:a xlink:type="simple" xlink:href="http://profumodicosesemplici.blogspot.it/2014/01/gnocchi-di-patate-alla-veronese-con.html" text:style-name="Internet_20_link" text:visited-style-name="Visited_20_Internet_20_Link">http://profumodicosesemplici.blogspot.it/2014/01/gnocchi-di-patate-alla-veronese-con.html</text:a></text:p>
      <text:p text:style-name="Standard"/>
      <text:p text:style-name="Standard">Pasticcio con broccolo fiolaro</text:p>
      <text:p text:style-name="Standard"><text:a xlink:type="simple" xlink:href="http://ariannadisegnadipingecrea.blogspot.it/2012/03/pasticcio-con-broccolo-fiolaro-di.html" text:style-name="Internet_20_link" text:visited-style-name="Visited_20_Internet_20_Link">http://ariannadisegnadipingecrea.blogspot.it/2012/03/pasticcio-con-broccolo-fiolaro-di.html</text:a></text:p>
      <text:p text:style-name="Standard"/>
      <text:p text:style-name="Standard">Gnocchi con la fioretta</text:p>
      <text:p text:style-name="Standard"><text:a xlink:type="simple" xlink:href="http://www.cookaround.com/yabbse1/showthread.php?t=8854" text:style-name="Internet_20_link" text:visited-style-name="Visited_20_Internet_20_Link">www.cookaround.com/yabbse1/showthread.php?t=8854</text:a></text:p>
      <text:p text:style-name="Standard"/>
      <text:p text:style-name="Standard">Filetti di Barbi al vino bianco</text:p>
      <text:p text:style-name="Standard"><text:a xlink:type="simple" xlink:href="http://www.katazen.com/filetti_di_barbi_al_vino_bianco.html" text:style-name="Internet_20_link" text:visited-style-name="Visited_20_Internet_20_Link">http://www.katazen.com/filetti_di_barbi_al_vino_bianco.html</text:a></text:p>
      <text:p text:style-name="Standard"/>
      <text:p text:style-name="Standard">Gambari in poceto:</text:p>
      <text:p text:style-name="Standard">Lavate in gamberi. Fate scaldare l'olio con un po' di burro, aromatizzando con uno spicchio di aglio schiacciato, foglie di prezzemolo e una foglia di alloro. Mettete nel recipiente I gamberi con la parte scoperta della coda rivolta verso l'alto. Coprite il recipiente e lasciate cuocere a fuoco moderato per circa 10 minuti, fino a che I gamberi non siano rossi. Allora salateli, pepateli e girateli nel recipiente di cottura, irrorandoli con mezzo bicchiere di vino bianco che farete evaporare a fuoco vivace. Sistemateli infine con il loro sughino filtrato, in un profondo piatto caldo e serviteli.</text:p>
      <text:p text:style-name="Standard"/>
      <text:p text:style-name="Standard">Spezzatino di musso:</text:p>
      <text:p text:style-name="Standard"><text:soft-page-break/><text:a xlink:type="simple" xlink:href="http://semplicebuono.blogspot.it/2012/11/cucina-regionale-veneta-spezzatino-di.html" text:style-name="Internet_20_link" text:visited-style-name="Visited_20_Internet_20_Link">http://semplicebuono.blogspot.it/2012/11/cucina-regionale-veneta-spezzatino-di.html</text:a></text:p>
      <text:p text:style-name="Standard"/>
      <text:p text:style-name="Standard">Baccalà alla vicentina</text:p>
      <text:p text:style-name="Standard"><text:a xlink:type="simple" xlink:href="http://baccalaallavicentina.it/la-ricetta/" text:style-name="Internet_20_link" text:visited-style-name="Visited_20_Internet_20_Link">http://baccalaallavicentina.it/la-ricetta/</text:a></text:p>
      <text:p text:style-name="Standard"/>
      <text:p text:style-name="Standard">Quaglie con I porcini</text:p>
      <text:p text:style-name="Standard"><text:a xlink:type="simple" xlink:href="http://www.ricettemania.it/ricetta-quaglie-con-porcini-11128.html" text:style-name="Internet_20_link" text:visited-style-name="Visited_20_Internet_20_Link">http://www.ricettemania.it/ricetta-quaglie-con-porcini-11128.html</text:a></text:p>
      <text:p text:style-name="Standard"/>
      <text:p text:style-name="Standard">Paeta rosta al malgaragno</text:p>
      <text:p text:style-name="Standard"><text:a xlink:type="simple" xlink:href="http://www.veneto.to/veneto-qualita-dettaglio?uuid=a731086f-0936-4215-8755-beb0b70d606f&amp;lang=it" text:style-name="Internet_20_link" text:visited-style-name="Visited_20_Internet_20_Link">http://www.veneto.to/veneto-qualita-dettaglio?uuid=a731086f-0936-4215-8755-beb0b70d606f&amp;lang=it</text:a></text:p>
      <text:p text:style-name="Standard"/>
      <text:p text:style-name="Standard">Sparagagna alla vicentina</text:p>
      <text:p text:style-name="Standard"><text:a xlink:type="simple" xlink:href="http://www.katazen.com/sparagagna_alla_vicentina.html" text:style-name="Internet_20_link" text:visited-style-name="Visited_20_Internet_20_Link">http://www.katazen.com/sparagagna_alla_vicentina.html</text:a></text:p>
      <text:p text:style-name="Standard"/>
      <text:p text:style-name="Standard">Capriolo in umido</text:p>
      <text:p text:style-name="Standard"><text:a xlink:type="simple" xlink:href="http://www.buonissimo.org/lericette/5687_Capriolo_in_umido" text:style-name="Internet_20_link" text:visited-style-name="Visited_20_Internet_20_Link">http://www.buonissimo.org/lericette/5687_Capriolo_in_umido</text:a></text:p>
      <text:p text:style-name="Standard"/>
      <text:p text:style-name="Standard">Capretto al rosmarino</text:p>
      <text:p text:style-name="Standard"><text:a xlink:type="simple" xlink:href="http://www.cucinare.meglio.it/ricetta-capretto_al_rosmarino.html" text:style-name="Internet_20_link" text:visited-style-name="Visited_20_Internet_20_Link">http://www.cucinare.meglio.it/ricetta-capretto_al_rosmarino.html</text:a></text:p>
      <text:p text:style-name="Standard"/>
      <text:p text:style-name="Standard"/>
      <text:p text:style-name="Standard"/>
      <text:p text:style-name="Standard"/>
      <text:p text:style-name="Standard">RICETTE VERONESI</text:p>
      <text:p text:style-name="Standard"/>
      <text:p text:style-name="Standard"><text:a xlink:type="simple" xlink:href="http://www.pianetaverona.it/ricette-veronesi.asp" text:style-name="Internet_20_link" text:visited-style-name="Visited_20_Internet_20_Link">http://www.pianetaverona.it/ricette-veronesi.asp</text:a></text:p>
      <text:p text:style-name="Standard"/>
      <text:p text:style-name="Standard">Baccalà alla capuccina</text:p>
      <text:p text:style-name="Standard">Risotto con le fragole</text:p>
      <text:p text:style-name="Standard">Bigoli alle noci</text:p>
      <text:p text:style-name="Standard">Lesso con pearà</text:p>
      <text:p text:style-name="Standard">Gnocchi dolci</text:p>
      <text:p text:style-name="Standard">Crema fritta</text:p>
      <text:p text:style-name="Standard">Bigoli con le sardelle</text:p>
      <text:p text:style-name="Standard">Risotto all'Amarone</text:p>
      <text:p text:style-name="Standard">Risotto radicchio rossp</text:p>
      <text:p text:style-name="Standard">Trota alla griglia</text:p>
      <text:p text:style-name="Standard">Carpione del Garda lessato</text:p>
      <text:p text:style-name="Standard">Brasato all'Amarone</text:p>
      <text:p text:style-name="Standard">Lepre al Valpolicella</text:p>
      <text:p text:style-name="Standard">Capretto al forno</text:p>
      <text:p text:style-name="Standard"/>
      <text:p text:style-name="Standard"/>
      <text:p text:style-name="Standard"/>
      <text:p text:style-name="Standard"/>
      <text:p text:style-name="Standard"/>
      <text:p text:style-name="Standard">RICETTE VENEZIANE, FRIULIANE, RAMAGNOLE, TOSCANE.</text:p>
      <text:p text:style-name="Standard"/>
      <text:p text:style-name="Standard"><text:a xlink:type="simple" xlink:href="http://www.portaledelleosterie.it/osterie_dettaglio.php?Main=16&amp;Sub=18&amp;Ter=127" text:style-name="Internet_20_link" text:visited-style-name="Visited_20_Internet_20_Link">http://www.portaledelleosterie.it/osterie_dettaglio.php?Main=16&amp;Sub=18&amp;Ter=127</text:a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Donna moderna:</text:p>
      <text:p text:style-name="P6"/>
      <text:p text:style-name="P6">Rotolo di polenta con funghi</text:p>
      <text:p text:style-name="P6"><text:a xlink:type="simple" xlink:href="http://www.donnamoderna.com/cucina/ricetta/polenta-ricette-semplici/foto-6#dm2013-su-titolo" text:style-name="Internet_20_link" text:visited-style-name="Visited_20_Internet_20_Link">http://www.donnamoderna.com/cucina/ricetta/polenta-ricette-semplici/foto-6#dm2013-su-titolo</text:a></text:p>
      <text:p text:style-name="P6"/>
      <text:p text:style-name="P6">Polenta con calamaretti e pomodorini</text:p>
      <text:p text:style-name="P6"><text:a xlink:type="simple" xlink:href="http://www.donnamoderna.com/cucina/ricetta/polenta-ricette-semplici/foto-3#dm2013-su-titolo" text:style-name="Internet_20_link" text:visited-style-name="Visited_20_Internet_20_Link">http://www.donnamoderna.com/cucina/ricetta/polenta-ricette-semplici/foto-3#dm2013-su-titolo</text:a></text:p>
      <text:p text:style-name="P6"/>
      <text:p text:style-name="P6">Polenta con le uova</text:p>
      <text:p text:style-name="P6"><text:a xlink:type="simple" xlink:href="http://ricette.donnamoderna.com/polenta-con-le-uova/" text:style-name="Internet_20_link" text:visited-style-name="Visited_20_Internet_20_Link">http://ricette.donnamoderna.com/polenta-con-le-uova/</text:a></text:p>
      <text:p text:style-name="P6"/>
      <text:p text:style-name="P6">Tortini di riso venere con gamberi rossi</text:p>
      <text:p text:style-name="P6"><text:a xlink:type="simple" xlink:href="http://ricette.donnamoderna.com/tortini-di-riso-venere-con-gamberi-rossi/" text:style-name="Internet_20_link" text:visited-style-name="Visited_20_Internet_20_Link">http://ricette.donnamoderna.com/tortini-di-riso-venere-con-gamberi-rossi/</text:a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esserts</text:p>
      <text:p text:style-name="P7"/>
      <text:p text:style-name="P7"><text:a xlink:type="simple" xlink:href="http://www.chefpy.com/it/coppa-del-nonno/" text:style-name="Internet_20_link" text:visited-style-name="Visited_20_Internet_20_Link">http://www.chefpy.com/it/coppa-del-nonno/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27"/>
      <text:p text:style-name="P26">Cocktail:</text:p>
      <text:p text:style-name="P27"/>
      <text:p text:style-name="P27">Mai Tai: 2 onces of Jamaica Rum, ½ orange curacao, ½ lime juice, ½ orgeat syrup, </text:p>
      <text:p text:style-name="P27"><text:a xlink:type="simple" xlink:href="https://www.youtube.com/watch?v=HJa4XPdL5-g" text:style-name="Internet_20_link" text:visited-style-name="Visited_20_Internet_20_Link">https://www.youtube.com/watch?v=HJa4XPdL5-g</text:a></text:p>
      <text:p text:style-name="P27"/>
      <text:p text:style-name="P27">White Russian: 1+½ Vodka, 1 of cream, 1 once of Kalhua</text:p>
      <text:p text:style-name="P27"><text:a xlink:type="simple" xlink:href="https://www.youtube.com/watch?v=P97PuL0hLOg" text:style-name="Internet_20_link" text:visited-style-name="Visited_20_Internet_20_Link">https://www.youtube.com/watch?v=P97PuL0hLOg</text:a></text:p>
      <text:p text:style-name="P27"/>
      <text:p text:style-name="P27">Martini: 2 onces of Gin, 1 once of dry Vermouth, Ghiaccio, non shakeratto ma mescolato!</text:p>
      <text:p text:style-name="P27"><text:a xlink:type="simple" xlink:href="https://www.youtube.com/watch?v=EfrZL-q5Xf8" text:style-name="Internet_20_link" text:visited-style-name="Visited_20_Internet_20_Link">https://www.youtube.com/watch?v=EfrZL-q5Xf8</text:a></text:p>
      <text:p text:style-name="P27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24">Crepes, <text:span text:style-name="T3">pancakes</text:span> e frittate:</text:p>
      <text:p text:style-name="P22"/>
      <text:p text:style-name="P23">Crepes con gli spinaci</text:p>
      <text:p text:style-name="P22"><text:a xlink:type="simple" xlink:href="http://www.gustissimo.it/ricette/frittate-omelette-crepes/crepes-con-ricotta-e-spinaci.htm" text:style-name="Internet_20_link" text:visited-style-name="Visited_20_Internet_20_Link">http://www.gustissimo.it/ricette/frittate-omelette-crepes/crepes-con-ricotta-e-spinaci.htm</text:a></text:p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25">B<text:span text:style-name="T2">occoncini</text:span> e tagli:</text:p>
      <text:p text:style-name="P19"/>
      <text:p text:style-name="P7"/>
      <text:p text:style-name="P5">Bocconcini di maialino con curry, cipolla e mele</text:p>
      <text:p text:style-name="P4"><text:a xlink:type="simple" xlink:href="https://www.youtube.com/watch?v=3MdLnFIx-R4" text:style-name="Internet_20_link" text:visited-style-name="Visited_20_Internet_20_Link">https://www.youtube.com/watch?v=3MdLnFIx-R4</text:a></text:p>
      <text:p text:style-name="P7"/>
      <text:p text:style-name="P3">Bocconcini di maiale piccanti</text:p>
      <text:p text:style-name="P20"><text:a xlink:type="simple" xlink:href="https://www.youtube.com/watch?v=oFmy8ZdmeqY" text:style-name="Internet_20_link" text:visited-style-name="Visited_20_Internet_20_Link">https://www.youtube.com/watch?v=oFmy8ZdmeqY</text:a></text:p>
      <text:p text:style-name="P11"/>
      <text:p text:style-name="P7"/>
      <text:p text:style-name="P16">TONNO</text:p>
      <text:p text:style-name="P17"/>
      <text:p text:style-name="P17">Bocconcini di tonno in crosta di anacardi</text:p>
      <text:p text:style-name="P17"><text:a xlink:type="simple" xlink:href="http://www.mangiaconme.it/2015/09/bocconcini-di-tonno-in-crosta-di-anacardi/" text:style-name="Internet_20_link" text:visited-style-name="Visited_20_Internet_20_Link">http://www.mangiaconme.it/2015/09/bocconcini-di-tonno-in-crosta-di-anacardi/</text:a></text:p>
      <text:p text:style-name="P9"/>
      <text:p text:style-name="P18"><text:soft-page-break/>Bocconcini di tonno in salsa di soia e noci</text:p>
      <text:p text:style-name="P18"><text:a xlink:type="simple" xlink:href="http://www.cucinare.it/ricetta/filetto-di-tonno-in-crosta-di-noci/" text:style-name="Internet_20_link" text:visited-style-name="Visited_20_Internet_20_Link">http://www.cucinare.it/ricetta/filetto-di-tonno-in-crosta-di-noci/</text:a></text:p>
      <text:p text:style-name="P10"/>
      <text:p text:style-name="P8"/>
      <text:p text:style-name="P15">FINGER FOOD</text:p>
      <text:p text:style-name="P13"/>
      <text:p text:style-name="P13">Bocconcini <text:span text:style-name="T3">d</text:span>i tonno in 3 gusti</text:p>
      <text:p text:style-name="P13"><text:a xlink:type="simple" xlink:href="https://www.asdomar.it/bocconcini-di-tonno/" text:style-name="Internet_20_link" text:visited-style-name="Visited_20_Internet_20_Link">https://www.asdomar.it/bocconcini-di-tonno/</text:a></text:p>
      <text:p text:style-name="P13"/>
      <text:p text:style-name="P21">Crocchette di patate e gamberi</text:p>
      <text:p text:style-name="P14"><text:a xlink:type="simple" xlink:href="https://www.youtube.com/watch?v=ERYs_v3STPw" text:style-name="Internet_20_link" text:visited-style-name="Visited_20_Internet_20_Link">https://www.youtube.com/watch?v=ERYs_v3STPw</text:a></text:p>
      <text:p text:style-name="P14"/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2:52:15.585301950</meta:creation-date>
    <meta:editing-duration>PT27M49S</meta:editing-duration>
    <meta:editing-cycles>18</meta:editing-cycles>
    <meta:generator>LibreOffice/5.2.2.2$Linux_X86_64 LibreOffice_project/20m0$Build-2</meta:generator>
    <dc:date>2016-11-08T19:59:20.674917802</dc:date>
    <meta:document-statistic meta:table-count="0" meta:image-count="0" meta:object-count="0" meta:page-count="10" meta:paragraph-count="215" meta:word-count="823" meta:character-count="10118" meta:non-whitespace-character-count="9506"/>
  </office:meta>
</office:document-meta>
</file>